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9750" calcext:value-type="float">
            <text:p>249750</text:p>
          </table:table-cell>
          <table:table-cell office:value-type="string" calcext:value-type="string">
            <text:p>25.8695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500" calcext:value-type="float">
            <text:p>999500</text:p>
          </table:table-cell>
          <table:table-cell office:value-type="string" calcext:value-type="string">
            <text:p>57.17206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249250" calcext:value-type="float">
            <text:p>2249250</text:p>
          </table:table-cell>
          <table:table-cell office:value-type="string" calcext:value-type="string">
            <text:p>776.75956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000" calcext:value-type="float">
            <text:p>3999000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248750" calcext:value-type="float">
            <text:p>6248750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998500" calcext:value-type="float">
            <text:p>89985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21:29:30.610079907</meta:creation-date>
    <dc:date>2017-05-22T22:25:01.157728192</dc:date>
    <meta:editing-duration>PT45M17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